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office:automatic-styles>
  <office:body>
    <office:text>
      <text:p text:style-name="Title">SQL Server</text:p>
      <text:p text:style-name="Subtitle">Readme.rmd</text:p>
      <text:p text:style-name="Author">Sergio Pedro R Oliveira</text:p>
      <text:p text:style-name="Date">2022-05-2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regras---constraints"/>5.1 Regras - <text:span text:style-name="T1">CONSTRAINTS</text:span><text:bookmark-end text:name="regras---constraints"/></text:h>
      <text:h text:style-name="Heading_20_3" text:outline-level="3"><text:bookmark-start text:name="identity"/>5.1.1 <text:span text:style-name="T1">IDENTITY</text:span><text:bookmark-end text:name="identity"/></text:h>
      <text:h text:style-name="Heading_20_3" text:outline-level="3"><text:bookmark-start text:name="constraints"/>5.1.2 <text:span text:style-name="T1">CONSTRAINTS</text:span><text:bookmark-end text:name="constraints"/></text:h>
      <text:p text:style-name="Pagebreak"/>
      <text:h text:style-name="Heading_20_2" text:outline-level="2"><text:bookmark-start text:name="comandos-de-descrição-tabelas---sp_"/>5.2 Comandos de descrição tabelas - <text:span text:style-name="T1">SP_</text:span><text:bookmark-end text:name="comandos-de-descrição-tabelas---sp_"/></text:h>
      <text:h text:style-name="Heading_20_3" text:outline-level="3"><text:bookmark-start text:name="sp_columns"/>5.2.1 <text:span text:style-name="T1">SP_COLUMNS</text:span><text:bookmark-end text:name="sp_columns"/></text:h>
      <text:h text:style-name="Heading_20_3" text:outline-level="3"><text:bookmark-start text:name="sp_help"/>5.2.2 <text:span text:style-name="T1">SP_HELP</text:span><text:bookmark-end text:name="sp_help"/></text:h>
      <text:p text:style-name="Pagebreak"/>
      <text:h text:style-name="Heading_20_2" text:outline-level="2"><text:bookmark-start text:name="inserindo-dados---insert"/>5.3 Inserindo dados - <text:span text:style-name="T1">INSERT</text:span><text:bookmark-end text:name="inserindo-dados---insert"/></text:h>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39">
        <text:list-item>
          <text:p text:style-name="P39">Caso o <text:span text:style-name="T1">SSMS</text:span> não identifique o usuário “sa” e senha como deveria, seguir os seguintes passos:<text:line-break/></text:p>
          <text:list text:style-name="L40">
            <text:list-item>
              <text:p text:style-name="P40">Desabilitar temporariamente o antivirus do computados.<text:line-break/></text:p>
            </text:list-item>
            <text:list-item>
              <text:p text:style-name="P40">Desabilitar o “<text:span text:style-name="T1">firewall</text:span>” do computados.<text:line-break/>“Painel de Controle\Sistema e Segurança\Windows Defender Firewall\Personalizar Configurações”<text:line-break/></text:p>
            </text:list-item>
            <text:list-item>
              <text:p text:style-name="P40">Abrir o <text:span text:style-name="T2">instalador</text:span> de <text:span text:style-name="T1">SQL Server</text:span> e pedir para “<text:span text:style-name="T1">Reparar</text:span>”.<text:line-break/></text:p>
            </text:list-item>
            <text:list-item>
              <text:p text:style-name="P40">Ao final da reparação, abrir o <text:span text:style-name="T1">SSMS</text:span> novamente e fazer o <text:span text:style-name="T2">login</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5-29T11:19:51Z</meta:creation-date>
    <dc:date>2022-05-29T11:19:51Z</dc:date>
    <meta:user-defined meta:name="date" meta:value-type="string">2022-05-29</meta:user-defined>
    <meta:user-defined meta:name="output" meta:value-type="string"/>
    <meta:user-defined meta:name="subtitle" meta:value-type="string">Readme.rmd</meta:user-defined>
  </office:meta>
</office:document-meta>
</file>